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font-name="Liberation Serif" fo:font-size="14pt" fo:language="en" fo:country="US" fo:font-weight="normal" officeooo:rsid="00103548" officeooo:paragraph-rsid="00103548" style:font-size-asian="12.25pt" style:font-weight-asian="normal" style:font-size-complex="14pt" style:font-weight-complex="normal"/>
    </style:style>
    <style:style style:name="P2" style:family="paragraph" style:parent-style-name="Standard" style:list-style-name="L6">
      <style:paragraph-properties fo:text-align="justify" style:justify-single-word="false"/>
      <style:text-properties style:font-name="Liberation Serif" fo:font-size="14pt" fo:language="en" fo:country="US" officeooo:rsid="0010f791" officeooo:paragraph-rsid="0010f791" style:font-size-asian="14pt" style:font-size-complex="14pt"/>
    </style:style>
    <style:style style:name="P3" style:family="paragraph" style:parent-style-name="Standard">
      <style:paragraph-properties fo:text-align="justify" style:justify-single-word="false"/>
      <style:text-properties style:font-name="Liberation Serif" fo:font-size="14pt" fo:language="el" fo:country="GR" fo:font-weight="normal" officeooo:rsid="000c3f9e" officeooo:paragraph-rsid="000c3f9e"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style:font-name="Liberation Serif" fo:font-size="14pt" fo:language="el" fo:country="GR" fo:font-weight="normal" officeooo:rsid="000f7207" officeooo:paragraph-rsid="000f7207"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font-name="Liberation Serif" fo:font-size="14pt" fo:language="el" fo:country="GR" officeooo:rsid="00112121" officeooo:paragraph-rsid="00112121" style:font-size-asian="14pt" style:font-size-complex="14pt"/>
    </style:style>
    <style:style style:name="P6" style:family="paragraph" style:parent-style-name="Standard">
      <style:text-properties style:font-name="Liberation Serif" fo:font-size="26pt" officeooo:rsid="000c3f9e" officeooo:paragraph-rsid="000c3f9e" style:font-size-asian="22.75pt" style:font-size-complex="26pt"/>
    </style:style>
    <style:style style:name="P7" style:family="paragraph" style:parent-style-name="Standard">
      <style:paragraph-properties fo:text-align="center" style:justify-single-word="false"/>
      <style:text-properties style:font-name="Liberation Serif" fo:font-size="26pt" fo:language="en" fo:country="US" fo:font-weight="bold" officeooo:rsid="000c3f9e" officeooo:paragraph-rsid="000c3f9e" style:font-size-asian="22.75pt" style:font-weight-asian="bold" style:font-size-complex="26pt" style:font-weight-complex="bold"/>
    </style:style>
    <style:style style:name="P8" style:family="paragraph" style:parent-style-name="Standard">
      <style:paragraph-properties fo:text-align="start" style:justify-single-word="false"/>
      <style:text-properties style:font-name="Liberation Serif" fo:font-size="12pt" fo:language="en" fo:country="US" fo:font-weight="bold" officeooo:rsid="000c3f9e" officeooo:paragraph-rsid="000c3f9e"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 fo:font-size="16pt" fo:language="en" fo:country="US" fo:font-weight="bold" officeooo:rsid="000c3f9e" officeooo:paragraph-rsid="000c3f9e"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Liberation Serif" fo:font-size="16pt" fo:language="en" fo:country="US" fo:font-weight="bold" officeooo:rsid="000c3f9e" officeooo:paragraph-rsid="000c3f9e"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Liberation Serif" fo:font-size="16pt" fo:language="en" fo:country="US" fo:font-weight="bold" officeooo:rsid="000dab61" officeooo:paragraph-rsid="000dab61" style:font-size-asian="14pt" style:font-weight-asian="bold" style:font-size-complex="16pt" style:font-weight-complex="bold"/>
    </style:style>
    <style:style style:name="P12" style:family="paragraph" style:parent-style-name="Standard">
      <style:paragraph-properties fo:text-align="center" style:justify-single-word="false"/>
      <style:text-properties style:font-name="Liberation Serif" fo:font-size="16pt" fo:language="en" fo:country="US" fo:font-weight="bold" officeooo:rsid="0011b000" officeooo:paragraph-rsid="0011b000" style:font-size-asian="14pt" style:font-weight-asian="bold" style:font-size-complex="16pt" style:font-weight-complex="bold"/>
    </style:style>
    <style:style style:name="P13" style:family="paragraph" style:parent-style-name="Standard">
      <style:paragraph-properties fo:text-align="justify" style:justify-single-word="false"/>
      <style:text-properties fo:language="en" fo:country="US" officeooo:rsid="00103548" officeooo:paragraph-rsid="00103548"/>
    </style:style>
    <style:style style:name="P14" style:family="paragraph" style:parent-style-name="Standard">
      <style:paragraph-properties fo:text-align="justify" style:justify-single-word="false"/>
      <style:text-properties fo:language="en" fo:country="US" officeooo:rsid="00103548" officeooo:paragraph-rsid="00112121"/>
    </style:style>
    <style:style style:name="T1" style:family="text">
      <style:text-properties fo:language="en" fo:country="US"/>
    </style:style>
    <style:style style:name="T2" style:family="text">
      <style:text-properties fo:language="en" fo:country="US" officeooo:rsid="000c7c0a"/>
    </style:style>
    <style:style style:name="T3" style:family="text">
      <style:text-properties fo:language="en" fo:country="US" officeooo:rsid="000ca5fb"/>
    </style:style>
    <style:style style:name="T4" style:family="text">
      <style:text-properties fo:language="en" fo:country="US" officeooo:rsid="000dab61"/>
    </style:style>
    <style:style style:name="T5" style:family="text">
      <style:text-properties fo:language="en" fo:country="US" officeooo:rsid="00100e9a"/>
    </style:style>
    <style:style style:name="T6" style:family="text">
      <style:text-properties fo:language="en" fo:country="US" officeooo:rsid="00103548"/>
    </style:style>
    <style:style style:name="T7" style:family="text">
      <style:text-properties fo:language="en" fo:country="US" fo:font-weight="normal" style:font-weight-asian="normal" style:font-weight-complex="normal"/>
    </style:style>
    <style:style style:name="T8" style:family="text">
      <style:text-properties fo:language="en" fo:country="US" fo:font-weight="normal" officeooo:rsid="0011b000" style:font-weight-asian="normal" style:font-weight-complex="normal"/>
    </style:style>
    <style:style style:name="T9" style:family="text">
      <style:text-properties fo:language="el" fo:country="GR"/>
    </style:style>
    <style:style style:name="T10" style:family="text">
      <style:text-properties fo:language="el" fo:country="GR" officeooo:rsid="000ca5fb"/>
    </style:style>
    <style:style style:name="T11" style:family="text">
      <style:text-properties officeooo:rsid="000c7c0a"/>
    </style:style>
    <style:style style:name="T12" style:family="text">
      <style:text-properties officeooo:rsid="000ca5fb"/>
    </style:style>
    <style:style style:name="T13" style:family="text">
      <style:text-properties officeooo:rsid="000dab61"/>
    </style:style>
    <style:style style:name="T14" style:family="text">
      <style:text-properties officeooo:rsid="00100e9a"/>
    </style:style>
    <style:style style:name="T15" style:family="text">
      <style:text-properties officeooo:rsid="00103548"/>
    </style:style>
    <style:style style:name="T16" style:family="text">
      <style:text-properties style:font-name="Liberation Serif" fo:font-size="14pt" fo:language="el" fo:country="GR" fo:font-weight="normal" style:font-size-asian="12.25pt" style:font-weight-asian="normal" style:font-size-complex="14pt" style:font-weight-complex="normal"/>
    </style:style>
    <style:style style:name="T17" style:family="text">
      <style:text-properties style:font-name="Liberation Serif" fo:font-size="14pt" fo:language="el" fo:country="GR" fo:font-weight="normal" officeooo:rsid="0010f791" style:font-size-asian="12.25pt" style:font-weight-asian="normal" style:font-size-complex="14pt" style:font-weight-complex="normal"/>
    </style:style>
    <style:style style:name="T18" style:family="text">
      <style:text-properties style:font-name="Liberation Serif" fo:font-size="14pt" fo:font-weight="normal" style:font-size-asian="14pt" style:font-weight-asian="normal" style:font-size-complex="14pt" style:font-weight-complex="normal"/>
    </style:style>
    <style:style style:name="T19" style:family="text">
      <style:text-properties style:font-name="Liberation Serif" fo:font-size="14pt" fo:font-weight="normal" style:font-size-asian="12.25pt" style:font-weight-asian="normal" style:font-size-complex="14pt" style:font-weight-complex="normal"/>
    </style:style>
    <style:style style:name="T20" style:family="text">
      <style:text-properties style:font-name="Liberation Serif" fo:font-size="14pt" fo:font-weight="normal" officeooo:rsid="0010f791" style:font-size-asian="12.25pt" style:font-weight-asian="normal" style:font-size-complex="14pt"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1b000"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7">JSON LIBRARIES</text:p>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text:soft-page-break/></text:p>
      <text:p text:style-name="P9"/>
      <text:p text:style-name="P9"/>
      <text:p text:style-name="P9"/>
      <text:p text:style-name="P9"/>
      <text:p text:style-name="P10">mJson</text:p>
      <text:p text:style-name="P9"><text:span text:style-name="T10"/></text:p>
      <text:p text:style-name="P3">Την συγκεκριμένη βιβλιοθήκη δεν την πέτυχα πουθενά στο <text:span text:style-name="T1">internet </text:span>και ο λόγος είναι ότι είναι αρκετά μικρή. Εκεί που έψαχνα για βιβλίο περί <text:span text:style-name="T1">json libraries </text:span>στην <text:span text:style-name="T1">java </text:span><text:span text:style-name="T11">ώστε να βοηθηθώ πιο πολύ μέσω του βιβλίου και πως δουλεύουν οι βιβλιοθήκες που υπάρχουν, βρήκα το “</text:span><text:span text:style-name="T2">Java XML and JSON” </text:span><text:span text:style-name="T11">1η έκδοση του </text:span><text:span text:style-name="T2">Jeff Friesen </text:span><text:span text:style-name="T11">καθώς η 2η έκδοση του βιβλίου έχει και την </text:span><text:span text:style-name="T2">Jackson </text:span><text:span text:style-name="T11">μέσα δεν μπόρεσα να το βρω. Σχετικά με το </text:span><text:span text:style-name="T2">mJson </text:span><text:span text:style-name="T11">είναι μια βιβλιοθήκη αρκετά </text:span><text:span text:style-name="T2">user-friendly </text:span><text:span text:style-name="T11">θα έλεγα, <text:s/>η οποία έχει μόνο μία κλάση με ολές τις μεθόδους μέσα σε αυτή προφανώς δεν είναι πάρα πολλές, υποστηρίζει όμως </text:span><text:span text:style-name="T2">parsing </text:span><text:span text:style-name="T11">από </text:span><text:span text:style-name="T2">JSON objects </text:span><text:span text:style-name="T11">σε </text:span><text:span text:style-name="T2">Java objects </text:span><text:span text:style-name="T11">και το ανάποδο καθώς έχει μεθόδους για δημιουργία </text:span><text:span text:style-name="T2">Json objects </text:span><text:span text:style-name="T11">ή </text:span><text:span text:style-name="T2">Java objects, </text:span><text:span text:style-name="T11">μέθοδο για να διαχειριστείς την ιεραρχία των </text:span><text:span text:style-name="T2">Json objects </text:span><text:span text:style-name="T11">και υποστήριξη για </text:span><text:span text:style-name="T2">JSON Schema Draft 4. </text:span><text:span text:style-name="T11">Καθώς λοιπόν δούλεψα λίγο με την βιβλιοθήκη αυτή ήταν αρκετά εύκολο να περάσω </text:span><text:span text:style-name="T3">json </text:span><text:span text:style-name="T12">δεδομένα σε </text:span><text:span text:style-name="T3">java object </text:span><text:span text:style-name="T12">και το ανάποδο μέσω </text:span><text:span text:style-name="T3">String </text:span><text:span text:style-name="T12">και στην συνέχεια μέσω αρχείου αλλά όταν έβαλα για είσοδο αρχείο με περισσότερα από ένα </text:span><text:span text:style-name="T3">Json object </text:span><text:span text:style-name="T12">διάβαζε μόνο το 1ο είτε το έβαζα σε λούπα είτε χρήσιμοποιώντας 2 φορές την ίδια εντολή το αποτέλεσμα ήταν πάντα η πρώτη γραμμή του αρχείου να επιστρέφεται σε </text:span><text:span text:style-name="T3">Java object. </text:span><text:span text:style-name="T12">Όποτε μία λύση ήταν να περάσω το αρχείο μία φορά και κάθε γραμμή να την βάζω ως είσοδο στην μέθοδο που έφτιαχνε </text:span><text:span text:style-name="T3">Java object, </text:span><text:span text:style-name="T12">αυτό δούλεψε απλά δουλεύει μόνο στην περίπτωση που κάθε γραμμή περιέχει και ένα </text:span><text:span text:style-name="T3">Json object </text:span><text:span text:style-name="T12">πράγμα που γίνεται στα περισσότερα αρχεία </text:span><text:span text:style-name="T3">json </text:span><text:span text:style-name="T12">με αρκετά δεδομένα αλλά προφανώς δεν είναι λύση αυτό γιατί αν χαθεί η στοίχιση κατευθείαν χάνεται και η αποτελεσματικότητα του προγράμματος. Υπήρχαν όμως μεθόδοι που επέστραφαν τις τιμές σαν </text:span><text:span text:style-name="T4">integer, float, </text:span><text:span text:style-name="T13">λίστα, </text:span><text:span text:style-name="T4">hashmap </text:span><text:span text:style-name="T13">κτλ ή έλεγχαν αν η τιμή που επέστρεψε είναι </text:span><text:span text:style-name="T4">object, array, integer </text:span><text:span text:style-name="T13">κτλ. Θεωρώ όμως ότι το πρόβλημα με την στοίχιση ήταν αρκετό ώστε να μην συνεχίσω με αυτή την βιβλιοθήκη όπως και το ότι ήταν σχετικά μικρή βιβλιοθήκη και παρακάτω θα έλειπαν και άλλες λειτουργίες που θα μπορούσαν να χρειαστούν.</text:span></text:p>
      <text:p text:style-name="P3"/>
      <text:p text:style-name="P3"/>
      <text:p text:style-name="P3"/>
      <text:p text:style-name="P3"/>
      <text:p text:style-name="P3"/>
      <text:p text:style-name="P3"/>
      <text:p text:style-name="P3"/>
      <text:p text:style-name="P3"/>
      <text:p text:style-name="P3"/>
      <text:p text:style-name="P11"><text:soft-page-break/></text:p>
      <text:p text:style-name="P11"/>
      <text:p text:style-name="P11">Gson</text:p>
      <text:p text:style-name="P11"/>
      <text:p text:style-name="P4">Όσο αναφορά την <text:span text:style-name="T1">Gson </text:span>είναι μία <text:span text:style-name="T1">small Java-based librady </text:span>για <text:span text:style-name="T1">parsing </text:span>και δημιουργία <text:span text:style-name="T1">Json objects </text:span>την οποία δημιούργησε η <text:span text:style-name="T1">Google </text:span>για δικιά της χρήση και μετά την έδωσε και δημόσια για χρήση. Η <text:span text:style-name="T1">Gson </text:span>υποστηρίζει απλές μεθόδους <text:span text:style-name="T1">toJson() </text:span>και <text:span text:style-name="T1">fromJson() </text:span>για να φτιάχνεις <text:span text:style-name="T1">Java objects </text:span>σε <text:span text:style-name="T1">Json objects </text:span>και <text:span text:style-name="T1">vice versa, handle collections, generic types </text:span>και <text:span text:style-name="T1">nested classes, </text:span><text:span text:style-name="T14">επίσης </text:span>υποστηρίζει <text:span text:style-name="T1">serialization/deserialization </text:span><text:span text:style-name="T14">και αυτά μπορούν να γίνουν και </text:span><text:span text:style-name="T5">custom</text:span><text:span text:style-name="T1">. </text:span><text:span text:style-name="T14">Το </text:span><text:span text:style-name="T5">serialization </text:span><text:span text:style-name="T14">είναι ο τρόπος να δημιουργήσουμε </text:span><text:span text:style-name="T5">Json objects </text:span><text:span text:style-name="T14">μέσω </text:span><text:span text:style-name="T5">Java objects </text:span><text:span text:style-name="T14">και το </text:span><text:span text:style-name="T5">deserialization </text:span><text:span text:style-name="T14">ο τρόπος να δημιουργήσουμε </text:span><text:span text:style-name="T5">Java objects </text:span><text:span text:style-name="T14">από </text:span><text:span text:style-name="T5">Json objects. </text:span><text:span text:style-name="T14">Ο χρήστης μπορεί να φτιάξει </text:span><text:span text:style-name="T5">custom serializer/deserializer </text:span><text:span text:style-name="T14">που του επιτρέπει να χει τον πλήρη ελέγχο της όλης επεξεργασίας των </text:span><text:span text:style-name="T5">Json objects. </text:span><text:span text:style-name="T14">Ενά απλό παράδειγμα είναι ότι αν έχουμε </text:span><text:span text:style-name="T5">Json objects </text:span><text:span text:style-name="T14">με πεδία </text:span><text:span text:style-name="T5">name, supername, age </text:span><text:span text:style-name="T14">τότε ο χρήστης μπορεί να φτιάξει κλάση </text:span><text:span text:style-name="T5">Person </text:span><text:span text:style-name="T14">με πεδία αυτά ώστε όταν περνάει το </text:span><text:span text:style-name="T5">Json object </text:span><text:span text:style-name="T14">σε </text:span><text:span text:style-name="T5">Java object </text:span><text:span text:style-name="T14">να χρησιμποποιείται η κλάση </text:span><text:span text:style-name="T5">Person </text:span><text:span text:style-name="T14">και να παίρνει τις τιμές των πεδίων στα ανάλογα πεδία της κλάσης έτσι ώστε να είναι διαθέσιμες όποτε τις χρειαστεί ο χρήστης. Όλο αυτο βέβαια απαιτεί να γνωρίζεις ακριβώς την μορφή των δεδομένων που θα περαστούν ως εισόδοι στο σύστημα και δεν θα αλλάζουν μέσα στον χρόνο, κάτι το οποίο δεν μας εξυπηρετεί καθόλου στις λειτουργίες που θέλουμε να έχει το σύστημα, Οπότε το </text:span><text:span text:style-name="T5">custom serialization/deserialization </text:span><text:span text:style-name="T14">δεν ήταν και ένα τεράστιο πλεονέκτημα που πρόσφερε η </text:span><text:span text:style-name="T5">Gson </text:span><text:span text:style-name="T14">και </text:span><text:span text:style-name="T5">Jackson </text:span><text:span text:style-name="T14">όπως θα αναφερθεί παρακάτω. Αν ψάξουμε την </text:span><text:span text:style-name="T6">Gson </text:span><text:span text:style-name="T15">λίγο θα δούμε 4 πακέτα:</text:span></text:p>
      <text:list xml:id="list1291629812" text:style-name="L1">
        <text:list-item>
          <text:p text:style-name="P1">com.google.gson: <text:span text:style-name="T9">Προσφέρει </text:span>access <text:span text:style-name="T9">στην </text:span>Gson, <text:span text:style-name="T9">την βασική κλάση για να δουλέψει κανείς με την </text:span>Gson.</text:p>
        </text:list-item>
        <text:list-item>
          <text:p text:style-name="P1">com.google.gson.annotations: <text:span text:style-name="T9">Προσφέρει </text:span>annotation <text:span text:style-name="T9">τύπους για χρήση με την </text:span>Gson.</text:p>
        </text:list-item>
        <text:list-item>
          <text:p text:style-name="P1">com.google.gson.reflect: <text:span text:style-name="T9">Προσφέρει μια </text:span>utility <text:span text:style-name="T9">κλάση για να διαχειρίζεται ο χρήστης πληροφορίες από </text:span>generic type.</text:p>
        </text:list-item>
        <text:list-item>
          <text:p text:style-name="P1">com.google.gson.stream: <text:span text:style-name="T9">Προσφέρει </text:span>utility <text:span text:style-name="T9">κλάσεις για </text:span>reading/writing <text:span text:style-name="T9">σε </text:span>Json-encoded <text:span text:style-name="T9">τιμές.</text:span></text:p>
        </text:list-item>
      </text:list>
      <text:p text:style-name="P14"><text:span text:style-name="T16">Δουλεύοντας με την </text:span><text:span text:style-name="T19">Gson </text:span><text:span text:style-name="T16">ήταν και εύκολο να μεταφέρω </text:span><text:span text:style-name="T19">Json objects </text:span><text:span text:style-name="T16">σε </text:span><text:span text:style-name="T19">Java objects </text:span><text:span text:style-name="T16">και το αντίθετο είτε από </text:span><text:span text:style-name="T19">String </text:span><text:span text:style-name="T16">είτε από αρχείο. Επιστρέφοντας τα </text:span><text:span text:style-name="T19">Json objects </text:span><text:span text:style-name="T16">σε </text:span><text:span text:style-name="T19">HashMap&lt;String, Object&gt; </text:span><text:span text:style-name="T16">χρησιμοποιώντας </text:span><text:span text:style-name="T19">TypeToken </text:span><text:span text:style-name="T16">ήταν αρκετά χρήσιμο στο να βλέπω τα πεδία και τις τιμές των </text:span><text:span text:style-name="T19">Json objects </text:span><text:span text:style-name="T16">είτε ήταν απλά </text:span><text:span text:style-name="T19">key: value </text:span><text:span text:style-name="T16">είτε ήταν εμφωλευμένα ή </text:span><text:span text:style-name="T19">array. </text:span><text:span text:style-name="T16">Βέβαια στην συνέχεια όταν αποφάσισα να δω πως συμπεριφέρεται η βιβλιοθήκη σε αρχεία που είχαν είσοδο πολλαπλά </text:span><text:span text:style-name="T19">Json objects </text:span><text:span text:style-name="T16">συνάντησα κάποιες δυσκολίες καθώς πέταγε </text:span><text:span text:style-name="T20">errors. </text:span><text:span text:style-name="T17">Αρχικά πέταγε </text:span><text:span text:style-name="T20">exception </text:span><text:span text:style-name="T17">σχετικά με το οτι δεν είναι </text:span><text:span text:style-name="T20">lenient </text:span><text:span text:style-name="T17">που σημαίνει ότι κάποιο </text:span><text:span text:style-name="T20">Json object </text:span><text:span text:style-name="T17">παραβιάζε έναν από τους </text:span><text:span text:style-name="T20">structure rules </text:span><text:span text:style-name="T17">και έτσι πέταγε </text:span><text:span text:style-name="T20">exception, </text:span><text:span text:style-name="T17">έψαξα λίγο και βρήκα ότι το </text:span><text:span text:style-name="T20">lenient by default </text:span><text:span text:style-name="T17">της βιβλιοθήκης είναι </text:span><text:span text:style-name="T20">false </text:span><text:span text:style-name="T17">πραγμά που σημαίνει ότι δεν δέχεται </text:span><text:span text:style-name="T20">Json objects </text:span><text:span text:style-name="T17">που </text:span></text:p>
      <text:p text:style-name="P14"><text:soft-page-break/><text:span text:style-name="T17"/></text:p>
      <text:p text:style-name="P14"><text:span text:style-name="T17"/></text:p>
      <text:p text:style-name="P14"><text:span text:style-name="T17">παραβιάζουν κάποιον από τους </text:span><text:span text:style-name="T20">structure rules, </text:span><text:span text:style-name="T17">έτσι βάζοντας το </text:span><text:span text:style-name="T20">true </text:span><text:span text:style-name="T17">λύθηκε το προβληματάκι. Όσο αναφορά τους </text:span><text:span text:style-name="T20">structure rules </text:span><text:span text:style-name="T17">είναι:</text:span></text:p>
      <text:p text:style-name="P13"><text:span text:style-name="T17"/></text:p>
      <text:list xml:id="list824371165" text:style-name="L6">
        <text:list-item>
          <text:p text:style-name="P2"><text:span text:style-name="T21">Streams that start with the non-execute prefix, ")]}'\n". </text:span></text:p>
        </text:list-item>
        <text:list-item>
          <text:p text:style-name="P2"><text:span text:style-name="T21">Streams that include multiple top-level values. With strict parsing, each stream must contain exactly one top-level value. </text:span></text:p>
        </text:list-item>
        <text:list-item>
          <text:p text:style-name="P2"><text:span text:style-name="T21">Top-level values of any type. With strict parsing, the top-level value must be an object or an array. </text:span></text:p>
        </text:list-item>
        <text:list-item>
          <text:p text:style-name="P2"><text:span text:style-name="T21">Numbers may be NaNs or infinities. </text:span></text:p>
        </text:list-item>
        <text:list-item>
          <text:p text:style-name="P2"><text:span text:style-name="T21">End of line comments starting with // or # and ending with a newline character. </text:span></text:p>
        </text:list-item>
        <text:list-item>
          <text:p text:style-name="P2"><text:span text:style-name="T21">C-style comments starting with /* and ending with */. Such comments may not be nested. </text:span></text:p>
        </text:list-item>
        <text:list-item>
          <text:p text:style-name="P2"><text:span text:style-name="T21">Names that are unquoted or 'single quoted'. </text:span></text:p>
        </text:list-item>
        <text:list-item>
          <text:p text:style-name="P2"><text:span text:style-name="T21">Strings that are unquoted or 'single quoted'. </text:span></text:p>
        </text:list-item>
        <text:list-item>
          <text:p text:style-name="P2"><text:span text:style-name="T21">Array elements separated by ; instead of ,. </text:span></text:p>
        </text:list-item>
        <text:list-item>
          <text:p text:style-name="P2"><text:span text:style-name="T21">Unnecessary array separators. These are interpreted as if null was the omitted value. </text:span></text:p>
        </text:list-item>
        <text:list-item>
          <text:p text:style-name="P2"><text:span text:style-name="T21">Names and values separated by = or =&gt; instead of :. </text:span></text:p>
        </text:list-item>
        <text:list-item>
          <text:p text:style-name="P2"><text:span text:style-name="T21">Name/value pairs separated by ; instead of ,. </text:span></text:p>
        </text:list-item>
      </text:list>
      <text:p text:style-name="P5"><text:span text:style-name="T21">Στην συνέχεια βάζοντας το αντικέιμενο της κλάσης </text:span><text:span text:style-name="T7">JsonReader </text:span><text:span text:style-name="T21">σε επανάληψη ώστε να διαβάζει όλα τα αντικείμενα </text:span><text:span text:style-name="T7">Json objects </text:span><text:span text:style-name="T21">που χει μέσα το αρχείο πέταγε </text:span><text:span text:style-name="T7">error </text:span><text:span text:style-name="T21">σχετικά με το ότι θα έπρεπε να διαβάζει </text:span><text:span text:style-name="T7">begin_object token </text:span><text:span text:style-name="T21">και όχι </text:span><text:span text:style-name="T7">end_document, </text:span><text:span text:style-name="T21">ψάχνοντας λοιπόν λίγο τι παίζει με το </text:span><text:span text:style-name="T7">error </text:span><text:span text:style-name="T21">αυτό βρήκα ότι μπορώ να χρήσιμοποιήσω </text:span><text:span text:style-name="T7">JsonTokens begin_object, end_object </text:span><text:span text:style-name="T21">κτλ οπότε βάζοντας στην επανάληψη να διαβάζει μέχρι να βρει </text:span><text:span text:style-name="T7">END_DOCUMENT token </text:span><text:span text:style-name="T21">αποφεύγει και αυτό το </text:span><text:span text:style-name="T7">error, </text:span><text:span text:style-name="T21">μέσα στην επενάληψη έβαζα να τα επιστρέφει σε </text:span><text:span text:style-name="T7">HashMap&lt;String, Object&gt; </text:span><text:span text:style-name="T21">ώστε να παίρνω </text:span><text:span text:style-name="T7">key </text:span><text:span text:style-name="T21">και </text:span><text:span text:style-name="T7">value </text:span><text:span text:style-name="T21">από τα πεδία του </text:span><text:span text:style-name="T7">Json </text:span><text:span text:style-name="T22">ο</text:span><text:span text:style-name="T7">bject. </text:span><text:span text:style-name="T21">Χειροκίνητα λοιπόν όποτε είχε </text:span><text:span text:style-name="T7">array </text:span><text:span text:style-name="T21">για παράδειγμα μπορούσα να χειριστώ τις τιμές του ή να εμφανίσω οποιά θέλω, ακόμα και να τις αλλάξω ή να αλλάξω τα ονόματα των πεδίων </text:span><text:span text:style-name="T22">γενικά στο αντικείμενο</text:span><text:span text:style-name="T21"> η βιβλιοθήκη μου έδινε την δυνατότητα. </text:span><text:span text:style-name="T22">Γενικά ήταν αρκετά </text:span><text:span text:style-name="T8">user-friendly </text:span><text:span text:style-name="T22">και εύχρηστη βιβλιοθήκη και ένα από τα μεγάλυτερα πλεονεκτήματα που έχει είναι ότι υπάρχει αρκετή βοήθεια στο </text:span><text:span text:style-name="T8">internet </text:span><text:span text:style-name="T22">σχετικά με την συγκεκριμένη βιβλιοθήκη.</text:span></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oft-page-break/><text:span text:style-name="T22"/></text:p>
      <text:p text:style-name="P5"><text:span text:style-name="T22"/></text:p>
      <text:p text:style-name="P5"><text:span text:style-name="T22"/></text:p>
      <text:p text:style-name="P12">Jack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23:59:02.951000000</meta:creation-date>
    <dc:date>2019-07-07T02:32:33.274000000</dc:date>
    <meta:editing-duration>PT10M48S</meta:editing-duration>
    <meta:editing-cycles>1</meta:editing-cycles>
    <meta:generator>LibreOffice/6.0.4.2$Windows_X86_64 LibreOffice_project/9b0d9b32d5dcda91d2f1a96dc04c645c450872bf</meta:generator>
    <meta:document-statistic meta:table-count="0" meta:image-count="0" meta:object-count="0" meta:page-count="5" meta:paragraph-count="25" meta:word-count="1088" meta:character-count="6687" meta:non-whitespace-character-count="5626"/>
  </office:meta>
</office:document-meta>
</file>